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7.306cm"/>
    </style:style>
    <style:style style:name="co3" style:family="table-column">
      <style:table-column-properties fo:break-before="auto" style:column-width="7.089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825cm"/>
    </style:style>
    <style:style style:name="co7" style:family="table-column">
      <style:table-column-properties fo:break-before="auto" style:column-width="6.39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asic Ke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UE40D5720</text:p>
          </table:table-cell>
          <table:table-cell table:style-name="ce1" office:value-type="string">
            <text:p>HTD5500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Keypad</text:p>
          </table:table-cell>
          <table:table-cell office:value-type="string">
            <text:p>KEY_0</text:p>
          </table:table-cell>
          <table:table-cell office:value-type="string">
            <text:p>Keypad „0“</text:p>
          </table:table-cell>
          <table:table-cell table:number-columns-repeated="1021"/>
        </table:table-row>
        <table:table-row table:style-name="ro2">
          <table:table-cell office:value-type="string">
            <text:p>Keypad</text:p>
          </table:table-cell>
          <table:table-cell office:value-type="string">
            <text:p>KEY_1</text:p>
          </table:table-cell>
          <table:table-cell office:value-type="string">
            <text:p>Keypad „1“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11</text:p>
          </table:table-cell>
          <table:table-cell table:number-columns-repeated="1022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12</text:p>
          </table:table-cell>
          <table:table-cell table:number-columns-repeated="1022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2</text:p>
          </table:table-cell>
          <table:table-cell office:value-type="string">
            <text:p>Keypad 2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3</text:p>
          </table:table-cell>
          <table:table-cell office:value-type="string">
            <text:p>Keypad 3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4</text:p>
          </table:table-cell>
          <table:table-cell office:value-type="string">
            <text:p>Keypad 4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5</text:p>
          </table:table-cell>
          <table:table-cell office:value-type="string">
            <text:p>Keypad 5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6</text:p>
          </table:table-cell>
          <table:table-cell office:value-type="string">
            <text:p>Keypad 6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7</text:p>
          </table:table-cell>
          <table:table-cell office:value-type="string">
            <text:p>Keypad 7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8</text:p>
          </table:table-cell>
          <table:table-cell office:value-type="string">
            <text:p>Keypad 8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9</text:p>
          </table:table-cell>
          <table:table-cell office:value-type="string">
            <text:p>Keypad 9</text:p>
          </table:table-cell>
          <table:table-cell table:number-columns-repeated="1021"/>
        </table:table-row>
        <table:table-row table:style-name="ro1">
          <table:table-cell office:value-type="string">
            <text:p>TTX</text:p>
          </table:table-cell>
          <table:table-cell office:value-type="string">
            <text:p>KEY_CYAN</text:p>
          </table:table-cell>
          <table:table-cell office:value-type="string">
            <text:p>Cyan / C</text:p>
          </table:table-cell>
          <table:table-cell table:number-columns-repeated="1021"/>
        </table:table-row>
        <table:table-row table:style-name="ro1">
          <table:table-cell office:value-type="string">
            <text:p>Menu</text:p>
          </table:table-cell>
          <table:table-cell office:value-type="string">
            <text:p>KEY_EXIT</text:p>
          </table:table-cell>
          <table:table-cell office:value-type="string">
            <text:p>close all menus</text:p>
          </table:table-cell>
          <table:table-cell table:number-columns-repeated="1021"/>
        </table:table-row>
        <table:table-row table:style-name="ro2">
          <table:table-cell office:value-type="string">
            <text:p>TTX</text:p>
          </table:table-cell>
          <table:table-cell office:value-type="string">
            <text:p>KEY_GREEN</text:p>
          </table:table-cell>
          <table:table-cell office:value-type="string">
            <text:p>Green / B</text:p>
          </table:table-cell>
          <table:table-cell table:number-columns-repeated="1021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LEFT</text:p>
          </table:table-cell>
          <table:table-cell office:value-type="string">
            <text:p>Cursor left</text:p>
          </table:table-cell>
          <table:table-cell table:number-columns-repeated="1021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MENU</text:p>
          </table:table-cell>
          <table:table-cell office:value-type="string">
            <text:p>open/close menu</text:p>
          </table:table-cell>
          <table:table-cell table:number-columns-repeated="1021"/>
        </table:table-row>
        <table:table-row table:style-name="ro3">
          <table:table-cell office:value-type="string">
            <text:p>Power</text:p>
          </table:table-cell>
          <table:table-cell office:value-type="string">
            <text:p>KEY_POWER</text:p>
          </table:table-cell>
          <table:table-cell table:number-columns-repeated="1022"/>
        </table:table-row>
        <table:table-row table:style-name="ro3">
          <table:table-cell office:value-type="string">
            <text:p>Power</text:p>
          </table:table-cell>
          <table:table-cell office:value-type="string">
            <text:p>KEY_POWEROFF</text:p>
          </table:table-cell>
          <table:table-cell table:number-columns-repeated="1022"/>
        </table:table-row>
        <table:table-row table:style-name="ro3">
          <table:table-cell office:value-type="string">
            <text:p>Power</text:p>
          </table:table-cell>
          <table:table-cell office:value-type="string">
            <text:p>KEY_POWERON</text:p>
          </table:table-cell>
          <table:table-cell table:number-columns-repeated="1022"/>
        </table:table-row>
        <table:table-row table:style-name="ro1">
          <table:table-cell office:value-type="string">
            <text:p>TTX</text:p>
          </table:table-cell>
          <table:table-cell office:value-type="string">
            <text:p>KEY_RED</text:p>
          </table:table-cell>
          <table:table-cell office:value-type="string">
            <text:p>Red / A</text:p>
          </table:table-cell>
          <table:table-cell table:number-columns-repeated="1021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RETURN</text:p>
          </table:table-cell>
          <table:table-cell office:value-type="string">
            <text:p>return to previous menu</text:p>
          </table:table-cell>
          <table:table-cell table:number-columns-repeated="1021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RIGHT</text:p>
          </table:table-cell>
          <table:table-cell office:value-type="string">
            <text:p>cursor right</text:p>
          </table:table-cell>
          <table:table-cell table:number-columns-repeated="1021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TOOLS</text:p>
          </table:table-cell>
          <table:table-cell office:value-type="string">
            <text:p>„Tools“ menu</text:p>
          </table:table-cell>
          <table:table-cell table:number-columns-repeated="1021"/>
        </table:table-row>
        <table:table-row table:style-name="ro1">
          <table:table-cell office:value-type="string">
            <text:p>Menu</text:p>
          </table:table-cell>
          <table:table-cell office:value-type="string">
            <text:p>KEY_TOPMENU</text:p>
          </table:table-cell>
          <table:table-cell office:value-type="string">
            <text:p>E-Manual</text:p>
          </table:table-cell>
          <table:table-cell table:number-columns-repeated="1021"/>
        </table:table-row>
        <table:table-row table:style-name="ro3">
          <table:table-cell office:value-type="string">
            <text:p>TTX</text:p>
          </table:table-cell>
          <table:table-cell office:value-type="string">
            <text:p>KEY_TTX_SUBFACE</text:p>
          </table:table-cell>
          <table:table-cell table:number-columns-repeated="1022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UP</text:p>
          </table:table-cell>
          <table:table-cell office:value-type="string">
            <text:p>cursor up</text:p>
          </table:table-cell>
          <table:table-cell table:number-columns-repeated="1021"/>
        </table:table-row>
        <table:table-row table:style-name="ro1">
          <table:table-cell office:value-type="string">
            <text:p>TTX</text:p>
          </table:table-cell>
          <table:table-cell office:value-type="string">
            <text:p>KEY_YELLOW</text:p>
          </table:table-cell>
          <table:table-cell office:value-type="string">
            <text:p>Yellow / C</text:p>
          </table:table-cell>
          <table:table-cell table:number-columns-repeated="1021"/>
        </table:table-row>
        <table:table-row table:style-name="ro3">
          <table:table-cell office:value-type="string">
            <text:p>Zoom</text:p>
          </table:table-cell>
          <table:table-cell office:value-type="string">
            <text:p>KEY_ZOOM_IN</text:p>
          </table:table-cell>
          <table:table-cell table:number-columns-repeated="1022"/>
        </table:table-row>
        <table:table-row table:style-name="ro3">
          <table:table-cell office:value-type="string">
            <text:p>Zoom</text:p>
          </table:table-cell>
          <table:table-cell office:value-type="string">
            <text:p>KEY_ZOOM_MOVE</text:p>
          </table:table-cell>
          <table:table-cell table:number-columns-repeated="1022"/>
        </table:table-row>
        <table:table-row table:style-name="ro3">
          <table:table-cell office:value-type="string">
            <text:p>Zoom</text:p>
          </table:table-cell>
          <table:table-cell office:value-type="string">
            <text:p>KEY_ZOOM_OUT</text:p>
          </table:table-cell>
          <table:table-cell table:number-columns-repeated="1022"/>
        </table:table-row>
        <table:table-row table:style-name="ro3">
          <table:table-cell office:value-type="string">
            <text:p>Zoom</text:p>
          </table:table-cell>
          <table:table-cell office:value-type="string">
            <text:p>KEY_ZOOM1</text:p>
          </table:table-cell>
          <table:table-cell table:number-columns-repeated="1022"/>
        </table:table-row>
        <table:table-row table:style-name="ro3">
          <table:table-cell office:value-type="string">
            <text:p>Zoom</text:p>
          </table:table-cell>
          <table:table-cell office:value-type="string">
            <text:p>KEY_ZOOM2</text:p>
          </table:table-cell>
          <table:table-cell table:number-columns-repeated="1022"/>
        </table:table-row>
        <table:table-row table:style-name="ro2">
          <table:table-cell office:value-type="string">
            <text:p>Volume</text:p>
          </table:table-cell>
          <table:table-cell office:value-type="string">
            <text:p>KEY_MUTE</text:p>
          </table:table-cell>
          <table:table-cell office:value-type="string">
            <text:p>mute volume</text:p>
          </table:table-cell>
          <table:table-cell table:number-columns-repeated="1021"/>
        </table:table-row>
        <table:table-row table:style-name="ro2">
          <table:table-cell office:value-type="string">
            <text:p>Volume</text:p>
          </table:table-cell>
          <table:table-cell office:value-type="string">
            <text:p>KEY_VOLDOWN</text:p>
          </table:table-cell>
          <table:table-cell office:value-type="string">
            <text:p>lower volume</text:p>
          </table:table-cell>
          <table:table-cell table:number-columns-repeated="1021"/>
        </table:table-row>
        <table:table-row table:style-name="ro2">
          <table:table-cell office:value-type="string">
            <text:p>Volume</text:p>
          </table:table-cell>
          <table:table-cell office:value-type="string">
            <text:p>KEY_VOLUP</text:p>
          </table:table-cell>
          <table:table-cell office:value-type="string">
            <text:p>raise volume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SVIDEO3</text:p>
          </table:table-cell>
          <table:table-cell office:value-type="string">
            <text:p>switch to input SVIDEO-3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ANTENA</text:p>
          </table:table-cell>
          <table:table-cell office:value-type="string">
            <text:p>switch to terestrial tv (DVB-T)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AV1</text:p>
          </table:table-cell>
          <table:table-cell office:value-type="string">
            <text:p>switch to input AV-1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AV2</text:p>
          </table:table-cell>
          <table:table-cell office:value-type="string">
            <text:p>switch to input AV-2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AV3</text:p>
          </table:table-cell>
          <table:table-cell office:value-type="string">
            <text:p>switch to input AV-3</text:p>
          </table:table-cell>
          <table:table-cell table:number-columns-repeated="1021"/>
        </table:table-row>
        <table:table-row table:style-name="ro1">
          <table:table-cell office:value-type="string">
            <text:p>Source</text:p>
          </table:table-cell>
          <table:table-cell office:value-type="string">
            <text:p>KEY_TV</text:p>
          </table:table-cell>
          <table:table-cell table:number-columns-repeated="1022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HDMI2</text:p>
          </table:table-cell>
          <table:table-cell office:value-type="string">
            <text:p>switch to input HDMI-2</text:p>
          </table:table-cell>
          <table:table-cell table:number-columns-repeated="1021"/>
        </table:table-row>
        <table:table-row table:style-name="ro1">
          <table:table-cell office:value-type="string">
            <text:p>Source</text:p>
          </table:table-cell>
          <table:table-cell office:value-type="string">
            <text:p>KEY_TV_MODE</text:p>
          </table:table-cell>
          <table:table-cell table:number-columns-repeated="1022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COMPONENT1</text:p>
          </table:table-cell>
          <table:table-cell office:value-type="string">
            <text:p>switch to input COMPONENT-1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SVIDEO2</text:p>
          </table:table-cell>
          <table:table-cell office:value-type="string">
            <text:p>switch to input SVIDEO-2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SVIDEO1</text:p>
          </table:table-cell>
          <table:table-cell office:value-type="string">
            <text:p>switch to input SVIDEO-1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COMPONENT2</text:p>
          </table:table-cell>
          <table:table-cell office:value-type="string">
            <text:p>switch to input COMPONENT-2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HDMI4</text:p>
          </table:table-cell>
          <table:table-cell office:value-type="string">
            <text:p>switch to input HDMI-4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HDMI3</text:p>
          </table:table-cell>
          <table:table-cell office:value-type="string">
            <text:p>switch to input HDMI-3</text:p>
          </table:table-cell>
          <table:table-cell table:number-columns-repeated="1021"/>
        </table:table-row>
        <table:table-row table:style-name="ro2">
          <table:table-cell office:value-type="string">
            <text:p>Source</text:p>
          </table:table-cell>
          <table:table-cell office:value-type="string">
            <text:p>KEY_HDMI</text:p>
          </table:table-cell>
          <table:table-cell office:value-type="string">
            <text:p>Switch to last used HDMI input</text:p>
          </table:table-cell>
          <table:table-cell table:number-columns-repeated="1021"/>
        </table:table-row>
        <table:table-row table:style-name="ro1">
          <table:table-cell office:value-type="string">
            <text:p>Source</text:p>
          </table:table-cell>
          <table:table-cell office:value-type="string">
            <text:p>KEY_HDMI1</text:p>
          </table:table-cell>
          <table:table-cell table:number-columns-repeated="1022"/>
        </table:table-row>
        <table:table-row table:style-name="ro1">
          <table:table-cell office:value-type="string">
            <text:p>Source</text:p>
          </table:table-cell>
          <table:table-cell office:value-type="string">
            <text:p>KEY_SOURCE</text:p>
          </table:table-cell>
          <table:table-cell office:value-type="string">
            <text:p>Menu Input Source</text:p>
          </table:table-cell>
          <table:table-cell table:number-columns-repeated="1021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STOP</text:p>
          </table:table-cell>
          <table:table-cell table:number-columns-repeated="1022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FF_</text:p>
          </table:table-cell>
          <table:table-cell table:number-columns-repeated="1022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REWIND_</text:p>
          </table:table-cell>
          <table:table-cell table:number-columns-repeated="1022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PLAY</text:p>
          </table:table-cell>
          <table:table-cell table:number-columns-repeated="1022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FF</text:p>
          </table:table-cell>
          <table:table-cell table:number-columns-repeated="1022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REWIND</text:p>
          </table:table-cell>
          <table:table-cell table:number-columns-repeated="1022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SWAP</text:p>
          </table:table-cell>
          <table:table-cell table:number-columns-repeated="1022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SCAN</text:p>
          </table:table-cell>
          <table:table-cell table:number-columns-repeated="1022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ONOFF</text:p>
          </table:table-cell>
          <table:table-cell table:number-columns-repeated="1022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CHDOWN</text:p>
          </table:table-cell>
          <table:table-cell table:number-columns-repeated="1022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CHUP</text:p>
          </table:table-cell>
          <table:table-cell office:value-type="string">
            <text:p>Display „n/a“</text:p>
          </table:table-cell>
          <table:table-cell table:number-columns-repeated="1021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SIZE</text:p>
          </table:table-cell>
          <table:table-cell table:number-columns-repeated="1022"/>
        </table:table-row>
        <table:table-row table:style-name="ro1">
          <table:table-cell office:value-type="string">
            <text:p>Channel</text:p>
          </table:table-cell>
          <table:table-cell office:value-type="string">
            <text:p>KEY_CHUP</text:p>
          </table:table-cell>
          <table:table-cell table:number-columns-repeated="1022"/>
        </table:table-row>
        <table:table-row table:style-name="ro1">
          <table:table-cell office:value-type="string">
            <text:p>Channel</text:p>
          </table:table-cell>
          <table:table-cell office:value-type="string">
            <text:p>KEY_FAVCH</text:p>
          </table:table-cell>
          <table:table-cell table:number-columns-repeated="1022"/>
        </table:table-row>
        <table:table-row table:style-name="ro1">
          <table:table-cell office:value-type="string">
            <text:p>Channel</text:p>
          </table:table-cell>
          <table:table-cell office:value-type="string">
            <text:p>KEY_CHDOWN</text:p>
          </table:table-cell>
          <table:table-cell table:number-columns-repeated="1022"/>
        </table:table-row>
        <table:table-row table:style-name="ro1">
          <table:table-cell office:value-type="string">
            <text:p>Channel</text:p>
          </table:table-cell>
          <table:table-cell office:value-type="string">
            <text:p>KEY_CH_LIST</text:p>
          </table:table-cell>
          <table:table-cell table:number-columns-repeated="1022"/>
        </table:table-row>
        <table:table-row table:style-name="ro1">
          <table:table-cell office:value-type="string">
            <text:p>Channel</text:p>
          </table:table-cell>
          <table:table-cell office:value-type="string">
            <text:p>KEY_PRECH</text:p>
          </table:table-cell>
          <table:table-cell table:number-columns-repeated="1022"/>
        </table:table-row>
        <table:table-row table:style-name="ro3" table:number-rows-repeated="10483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C, EXT, PANNEL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UE40D5720</text:p>
          </table:table-cell>
          <table:table-cell table:style-name="ce1" office:value-type="string">
            <text:p>HTD5500</text:p>
          </table:table-cell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NTENNA_CABL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LNA_OFF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CAPTION_ON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USBJACK_INSPECT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RESET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SOURCE_CHANG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SMALL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C_FORCE_AGING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LNA_ON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CAPTION_OFF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CAPTION_ENG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CH_CHANG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NTENNA_AIR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JACK_IDENT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LEFT_BOTTOM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WID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NYNET_MODE_OK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RIGHT_TOP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NTENNA_SATELLIT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RIGHT_BOTTOM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DOUBL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UTOCOLOR_FAIL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LARG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UTOCOLOR_SUCCESS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LEFT_TOP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NYNET_AUTO_START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CAPTION_KOR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9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8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7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6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5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4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6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9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8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9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8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7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6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5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4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3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2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1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0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1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0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3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2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5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40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41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4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8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9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7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2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3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0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1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6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7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4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5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ENTER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WHEEL_LEFT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MENU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CHDOWN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VOLDOW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VOLUP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CHUP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SOURCE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POWER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WHEEL_RIGHT</text:p>
          </table:table-cell>
          <table:table-cell table:number-columns-repeated="2"/>
        </table:table-row>
        <table:table-row table:style-name="ro3" table:number-rows-repeated="1048496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unknown" table:style-name="ta1"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Category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UE40D5720</text:p>
          </table:table-cell>
          <table:table-cell table:style-name="ce1" office:value-type="string">
            <text:p>HTD5500</text:p>
          </table:table-cell>
        </table:table-row>
        <table:table-row table:style-name="ro2">
          <table:table-cell/>
          <table:table-cell office:value-type="string">
            <text:p>KEY_FACTORY</text:p>
          </table:table-cell>
          <table:table-cell office:value-type="string">
            <text:p>Display „n/a“ – admin key?</text:p>
          </table:table-cell>
          <table:table-cell/>
        </table:table-row>
        <table:table-row table:style-name="ro3">
          <table:table-cell/>
          <table:table-cell office:value-type="string">
            <text:p>KEY_PLUS100</text:p>
          </table:table-cell>
          <table:table-cell office:value-type="string">
            <text:p>Display „n/a“</text:p>
          </table:table-cell>
          <table:table-cell/>
        </table:table-row>
        <table:table-row table:style-name="ro3">
          <table:table-cell/>
          <table:table-cell office:value-type="string">
            <text:p>KEY_DVD_MODE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KEY_QUICK_REPLAY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NS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ESAVING</text:p>
          </table:table-cell>
          <table:table-cell office:value-type="string">
            <text:p>switch energy saving</text:p>
          </table:table-cell>
          <table:table-cell/>
        </table:table-row>
        <table:table-row table:style-name="ro3">
          <table:table-cell/>
          <table:table-cell office:value-type="string">
            <text:p>KEY_DOW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BOOKMAR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TV_SIGNAL</text:p>
          </table:table-cell>
          <table:table-cell office:value-type="string">
            <text:p>message n/a</text:p>
          </table:table-cell>
          <table:table-cell/>
        </table:table-row>
        <table:table-row table:style-name="ro3">
          <table:table-cell/>
          <table:table-cell office:value-type="string">
            <text:p>KEY_SLEEP</text:p>
          </table:table-cell>
          <table:table-cell office:value-type="string">
            <text:p>switch sleep timer</text:p>
          </table:table-cell>
          <table:table-cell/>
        </table:table-row>
        <table:table-row table:style-name="ro3">
          <table:table-cell/>
          <table:table-cell office:value-type="string">
            <text:p>KEY_DVR_MENU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MODE</text:p>
          </table:table-cell>
          <table:table-cell office:value-type="string">
            <text:p>switch picture mode</text:p>
          </table:table-cell>
          <table:table-cell/>
        </table:table-row>
        <table:table-row table:style-name="ro3">
          <table:table-cell/>
          <table:table-cell office:value-type="string">
            <text:p>KEY_HEL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ALLER_I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EFF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EY_STB_MODE</text:p>
          </table:table-cell>
          <table:table-cell office:value-type="string">
            <text:p>Display „stb mode“</text:p>
          </table:table-cell>
          <table:table-cell/>
        </table:table-row>
        <table:table-row table:style-name="ro3">
          <table:table-cell/>
          <table:table-cell office:value-type="string">
            <text:p>KEY_MIC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OPE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OVIE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16_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W_LIN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TV_LIN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UB_TIT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NIe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/>
          <table:table-cell office:value-type="string">
            <text:p>KEY_DOO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AUS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RESERVED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ENT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ID_INPU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INF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ANORAM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OR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TURBO</text:p>
          </table:table-cell>
          <table:table-cell office:value-type="string">
            <text:p>msg \app not installed\"" - examine further"</text:p>
          </table:table-cell>
          <table:table-cell/>
        </table:table-row>
        <table:table-row table:style-name="ro3">
          <table:table-cell/>
          <table:table-cell office:value-type="string">
            <text:p>KEY_RSS</text:p>
          </table:table-cell>
          <table:table-cell office:value-type="string">
            <text:p>Start SmartHUB</text:p>
          </table:table-cell>
          <table:table-cell/>
        </table:table-row>
        <table:table-row table:style-name="ro3">
          <table:table-cell/>
          <table:table-cell office:value-type="string">
            <text:p>KEY_BACK_MHP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/>
          <table:table-cell office:value-type="string">
            <text:p>KEY_VCHI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NYNE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TTX_MI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ONTEN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ENTERTAINME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REC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ROGRA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LT_MH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LIN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INSTANT_REPLAY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ETUP_CLOCK_TIM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ONVERGENC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LIV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HO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SS_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TS</text:p>
          </table:table-cell>
          <table:table-cell office:value-type="string">
            <text:p>switch audio mode (mono/stereo/dualI/dualII)</text:p>
          </table:table-cell>
          <table:table-cell/>
        </table:table-row>
        <table:table-row table:style-name="ro3">
          <table:table-cell/>
          <table:table-cell office:value-type="string">
            <text:p>KEY_SOUND_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GUI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3SPEE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ICTURE_SIZ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APTI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PP_LIS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ATV_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ONVERT_AUDIO_MAINSUB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NINE_SEPERAT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ERPECT_FOCU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M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EVICE_CONNEC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RI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C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TV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AGIC_CHANNEL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GA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YNAMIC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VCR_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USTO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ISC_MENU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LOCK_DISPLAY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DC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R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LEA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UTO_PROGRA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TANDAR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REPEA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NE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DDDEL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ID_SETU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NYVIEW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RSURF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V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NG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CA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SPEC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V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AGIC_BRIGH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TILL_PICTUR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FM_RADI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UTO_FORMA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4_3</text:p>
          </table:table-cell>
          <table:table-cell table:number-columns-repeated="2"/>
        </table:table-row>
        <table:table-row table:style-name="ro3" table:number-rows-repeated="1048477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'Basic Keys'.A1:'Basic Keys'.D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5T17:47:32</dc:date>
    <dc:creator>David Poisl</dc:creator>
    <meta:generator>LibreOffice/3.5$Linux_x86 LibreOffice_project/350m1$Build-2</meta:generator>
    <meta:editing-duration>PT37M9S</meta:editing-duration>
    <meta:editing-cycles>2</meta:editing-cycles>
    <meta:document-statistic meta:table-count="3" meta:cell-count="456" meta:object-count="0"/>
  </office:meta>
</office:document-meta>
</file>